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ee646" officeooo:paragraph-rsid="001ee646"/>
    </style:style>
    <style:style style:name="P3" style:family="paragraph" style:parent-style-name="Standard">
      <style:text-properties fo:language="fr" fo:country="FR" officeooo:rsid="001ee646" officeooo:paragraph-rsid="002075dc"/>
    </style:style>
    <style:style style:name="P4" style:family="paragraph" style:parent-style-name="Standard">
      <style:text-properties fo:language="fr" fo:country="FR" officeooo:rsid="002075dc" officeooo:paragraph-rsid="002075dc"/>
    </style:style>
    <style:style style:name="P5" style:family="paragraph" style:parent-style-name="Standard">
      <style:text-properties officeooo:rsid="002075dc" officeooo:paragraph-rsid="002075dc"/>
    </style:style>
    <style:style style:name="P6" style:family="paragraph" style:parent-style-name="Standard" style:master-page-name="Standard">
      <style:paragraph-properties style:page-number="auto"/>
      <style:text-properties officeooo:rsid="002075dc" officeooo:paragraph-rsid="002075dc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/>
    </style:style>
    <style:style style:name="T3" style:family="text">
      <style:text-properties fo:language="fr" fo:country="FR" style:font-name-complex="Times New Roman1"/>
    </style:style>
    <style:style style:name="T4" style:family="text">
      <style:text-properties officeooo:rsid="001ee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n Allen</text:p>
      <text:p text:style-name="P5"/>
      <text:p text:style-name="Standard"><text:bookmark text:name="_GoBack"/>Devoirs</text:p>
      <text:p text:style-name="Standard">Unité 9</text:p>
      <text:p text:style-name="Standard">Les verbes</text:p>
      <text:p text:style-name="Standard"/>
      <text:p text:style-name="Standard"><text:span text:style-name="T1">Répondez aux questions suivantes par phrases complètes, s’il vous plaît.</text:span></text:p>
      <text:p text:style-name="P1"/>
      <text:p text:style-name="Standard"><text:span text:style-name="T1">1. <text:s/>Qu’est-ce que vous venez de faire?</text:span></text:p>
      <text:p text:style-name="P2">Je viens de manger mon petit déjeuner.</text:p>
      <text:p text:style-name="P1"/>
      <text:p text:style-name="Standard"><text:span text:style-name="T1">2. <text:s/>Que tenez-vous à la main?</text:span></text:p>
      <text:p text:style-name="P2">Je tiens mon crayon.</text:p>
      <text:p text:style-name="P1"/>
      <text:p text:style-name="Standard"><text:span text:style-name="T1">3. <text:s/>Qu’est-ce que vous maintenez? <text:s/>(un chien? un chat? <text:s/>un appartement? une bonne hygiène de </text:span></text:p>
      <text:p text:style-name="Standard"><text:span text:style-name="T1"><text:s text:c="6"/>vie </text:span><text:span text:style-name="T2">[a healthy lifestyle]</text:span><text:span text:style-name="T1">?)</text:span></text:p>
      <text:p text:style-name="P2">Je maintiens une bonne hygiène de vie.</text:p>
      <text:p text:style-name="P1"/>
      <text:p text:style-name="Standard"><text:span text:style-name="T1">4. <text:s/>Qu’est-ce que vous voulez être dans la vie (quelle profession) ?</text:span></text:p>
      <text:p text:style-name="P2">Je veux être mathématicien.</text:p>
      <text:p text:style-name="P1"/>
      <text:p text:style-name="Standard"><text:span text:style-name="T1">5. <text:s/></text:span><text:span text:style-name="T3">À</text:span><text:span text:style-name="T1"> l’âge de 5 ans, qu’est-ce que vous vouliez être?</text:span></text:p>
      <text:p text:style-name="P1">À <text:span text:style-name="T4">l'âge de 5 ans, Je voulais être vétérinaire.</text:span></text:p>
      <text:p text:style-name="P1"/>
      <text:p text:style-name="Standard"><text:span text:style-name="T1">6. <text:s/>Qu’est-ce que vous pouvez faire très bien?</text:span></text:p>
      <text:p text:style-name="P3">Je peux très bien nager.</text:p>
      <text:p text:style-name="P1"/>
      <text:p text:style-name="Standard"><text:span text:style-name="T1">7. <text:s/>Qu’est-ce que vous ne pouvez pas faire très bien?</text:span></text:p>
      <text:p text:style-name="P2">Je ne peux pas conduire bien.</text:p>
      <text:p text:style-name="P1"/>
      <text:p text:style-name="Standard"><text:span text:style-name="T1">8. <text:s/>Qu’est-ce que vous voulez faire ce week-end que vous ne pouvez pas faire?</text:span></text:p>
      <text:p text:style-name="P4">Je désire sortir avec ma femme, mais je dois travailler.</text:p>
      <text:p text:style-name="P1"/>
      <text:p text:style-name="Standard"><text:span text:style-name="T1">9. <text:s/>Qu’est-ce que vous devez faire ce soir? <text:s/></text:span></text:p>
      <text:p text:style-name="P4">Je dois faire des devoirs.</text:p>
      <text:p text:style-name="P1"/>
      <text:p text:style-name="Standard"><text:span text:style-name="T1">10. <text:s/>Qu’est-ce que vous devez faire ce week-end que vous </text:span></text:p>
      <text:p text:style-name="Standard"><text:span text:style-name="T1"><text:s text:c="7"/>ne voulez pas faire? </text:span></text:p>
      <text:p text:style-name="P4">Je dois travailler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Droid Sans Fallback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Droid Sans Fallback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6pt" fo:font-weight="bold" style:letter-kerning="tru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letter-kerning="tru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Times New Roman" fo:font-family="'Times New Roman'" style:font-family-generic="roman" style:font-pitch="variable" style:font-name-complex="F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F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Jon Allen</dc:creator>
    <meta:editing-cycles>2</meta:editing-cycles>
    <meta:creation-date>2011-07-14T15:29:00</meta:creation-date>
    <dc:date>2014-02-10T09:12:35.146403552</dc:date>
    <meta:editing-duration>PT10S</meta:editing-duration>
    <meta:generator>LibreOffice/4.1.4.2$Linux_X86_64 LibreOffice_project/410m0$Build-2</meta:generator>
    <meta:printed-by>Jon Allen</meta:printed-by>
    <meta:print-date>2014-02-10T09:11:52.361498016</meta:print-date>
    <meta:document-statistic meta:table-count="0" meta:image-count="0" meta:object-count="0" meta:page-count="1" meta:paragraph-count="27" meta:word-count="186" meta:character-count="1049" meta:non-whitespace-character-count="8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